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17447" officeooo:paragraph-rsid="0011744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27590" officeooo:paragraph-rsid="0012759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4f5cb" officeooo:paragraph-rsid="0014f5cb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</text:p>
      <text:p text:style-name="P1"/>
      <text:p text:style-name="P2"><text:span text:style-name="T1">UCI Machine Learning Repository <text:s/>-&gt;</text:span>тут много datasetов</text:p>
      <text:p text:style-name="P2"/>
      <text:p text:style-name="P3">повторить формула Байеса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8:27:05.948307894</meta:creation-date>
    <dc:date>2016-02-26T18:53:10.511765061</dc:date>
    <meta:editing-duration>PT25M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2" meta:character-count="89" meta:non-whitespace-character-count="79"/>
  </office:meta>
</office:document-meta>
</file>